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7.706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total_result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etit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I WORLD貪吃企鵝小冰箱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I 提包指甲機</text:p>
          </table:table-cell>
          <table:table-cell office:value-type="string" calcext:value-type="string">
            <text:p>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玩具反斗城 MIMI 提包指甲機</text:p>
          </table:table-cell>
          <table:table-cell office:value-type="string" calcext:value-type="string">
            <text:p>玩具反斗城Toys"R"U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i World 甜蜜松鼠屋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迷你mimi提包寵物店</text:p>
          </table:table-cell>
          <table:table-cell office:value-type="string" calcext:value-type="string">
            <text:p>4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《MIMI World》迷你MIMI 提包寵物店╭★ JOYBUS玩具百貨</text:p>
          </table:table-cell>
          <table:table-cell office:value-type="string" calcext:value-type="string">
            <text:p>JOYBUS 玩具百貨‧樂高積木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2-01-10T12:35:01</meta:creation-date>
    <dc:date>2022-01-10T15:35:49.850149640</dc:date>
    <meta:generator>LibreOffice/6.4.7.2$Linux_X86_64 LibreOffice_project/40$Build-2</meta:generator>
    <meta:editing-duration>PT23S</meta:editing-duration>
    <meta:editing-cycles>1</meta:editing-cycles>
    <meta:document-statistic meta:table-count="1" meta:cell-count="25" meta:object-count="0"/>
    <meta:user-defined meta:name="AppVersion">3.0</meta:user-defined>
  </office:meta>
</office:document-meta>
</file>